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10.35pt" fo:text-indent="-10.35p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10.35pt" fo:text-indent="-10.35pt"/>
    </style:style>
    <style:style style:name="P5" style:family="paragraph">
      <style:paragraph-properties fo:line-height="100.00%" fo:text-align="left" fo:margin-left="28.35pt" fo:text-indent="-28.35pt"/>
    </style:style>
    <style:style style:name="P6" style:family="paragraph">
      <style:paragraph-properties fo:line-height="100.00%" fo:text-align="justify" fo:margin-left="2.75pt" fo:text-indent="-2.75pt">
        <style:tab-stops>
          <style:tab-stop style:position="394.10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394.10pt"/>
        </style:tab-stops>
      </style:paragraph-properties>
    </style:style>
    <style:style style:name="P9" style:family="paragraph">
      <style:paragraph-properties fo:line-height="100.00%" fo:text-align="left" fo:margin-left="28.35pt" fo:text-indent="-28.35pt"/>
    </style:style>
    <style:style style:name="P10" style:family="paragraph">
      <style:paragraph-properties fo:line-height="100.00%" fo:text-align="left" fo:margin-left="5.65pt" fo:text-indent="-5.65pt">
        <style:tab-stops>
          <style:tab-stop style:position="36.65pt"/>
          <style:tab-stop style:position="3284.00pt" style:type="center"/>
        </style:tab-stops>
      </style:paragraph-properties>
    </style:style>
    <style:style style:name="P11" style:family="paragraph">
      <style:paragraph-properties fo:line-height="100.00%" fo:text-align="righ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5.65pt" fo:text-indent="-5.65pt">
        <style:tab-stops>
          <style:tab-stop style:position="36.65pt"/>
          <style:tab-stop style:position="3284.00pt" style:type="center"/>
        </style:tab-stops>
      </style:paragraph-properties>
    </style:style>
    <style:style style:name="P14" style:family="paragraph">
      <style:paragraph-properties fo:line-height="100.00%" fo:text-align="left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left="10.35pt" fo:text-indent="-10.35pt"/>
    </style:style>
    <style:style style:name="P16" style:family="paragraph">
      <style:paragraph-properties fo:line-height="100.00%" fo:text-align="left" fo:margin-left="28.35pt" fo:text-indent="-28.35pt"/>
    </style:style>
    <style:style style:name="P17" style:family="paragraph">
      <style:paragraph-properties fo:line-height="100.00%" fo:text-align="justify" fo:margin-left="2.75pt" fo:text-indent="-2.75pt">
        <style:tab-stops>
          <style:tab-stop style:position="394.1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justify" fo:margin-left="2.75pt" fo:text-indent="-2.75pt">
        <style:tab-stops>
          <style:tab-stop style:position="394.10pt"/>
        </style:tab-stops>
      </style:paragraph-properties>
    </style:style>
    <style:style style:name="P20" style:family="paragraph">
      <style:paragraph-properties fo:line-height="100.00%" fo:text-align="left" fo:margin-left="28.35pt" fo:text-indent="-28.35pt"/>
    </style:style>
    <style:style style:name="P21" style:family="paragraph">
      <style:paragraph-properties fo:line-height="100.00%" fo:text-align="left" fo:margin-left="5.65pt" fo:text-indent="-5.65pt">
        <style:tab-stops>
          <style:tab-stop style:position="36.65pt"/>
          <style:tab-stop style:position="3284.00pt" style:type="center"/>
        </style:tab-stops>
      </style:paragraph-properties>
    </style:style>
    <style:style style:name="P22" style:family="paragraph">
      <style:paragraph-properties fo:line-height="100.00%" fo:text-align="righ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5.65pt" fo:text-indent="-5.65pt">
        <style:tab-stops>
          <style:tab-stop style:position="36.65pt"/>
          <style:tab-stop style:position="3284.00pt" style:type="center"/>
        </style:tab-stops>
      </style:paragraph-properties>
    </style:style>
    <style:style style:name="P25" style:family="paragraph">
      <style:paragraph-properties fo:line-height="100.00%" fo:text-align="left"/>
    </style:style>
    <text:list-style style:name="L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 fo:margin-left="10.35pt" fo:text-indent="-10.35pt"/>
    </style:style>
    <style:style style:name="P27" style:family="paragraph">
      <style:paragraph-properties fo:line-height="100.00%" fo:text-align="left" fo:margin-left="28.35pt" fo:text-indent="-28.35p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394.10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394.10pt"/>
        </style:tab-stops>
      </style:paragraph-properties>
    </style:style>
    <style:style style:name="P31" style:family="paragraph">
      <style:paragraph-properties fo:line-height="100.00%" fo:text-align="left" fo:margin-left="28.35pt" fo:text-indent="-28.35pt"/>
    </style:style>
    <style:style style:name="P32" style:family="paragraph">
      <style:paragraph-properties fo:line-height="100.00%" fo:text-align="left" fo:margin-left="5.65pt" fo:text-indent="-5.65pt">
        <style:tab-stops>
          <style:tab-stop style:position="36.65pt"/>
          <style:tab-stop style:position="3284.00pt" style:type="center"/>
        </style:tab-stops>
      </style:paragraph-properties>
    </style:style>
    <style:style style:name="P33" style:family="paragraph">
      <style:paragraph-properties fo:line-height="100.00%" fo:text-align="righ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5.65pt" fo:text-indent="-5.65pt">
        <style:tab-stops>
          <style:tab-stop style:position="36.65pt"/>
          <style:tab-stop style:position="3284.00pt" style:type="center"/>
        </style:tab-stops>
      </style:paragraph-properties>
    </style:style>
    <style:style style:name="P36" style:family="paragraph">
      <style:paragraph-properties fo:line-height="100.00%" fo:text-align="left"/>
    </style:style>
    <style:style style:name="TableColumn0100" style:family="table-column">
      <style:table-column-properties style:column-width="5.511806in"/>
    </style:style>
    <style:style style:name="Table01" style:family="table">
      <style:table-properties style:width="5.51180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0.587500in"/>
    </style:style>
    <style:style style:name="TableColumn0201" style:family="table-column">
      <style:table-column-properties style:column-width="4.925694in"/>
    </style:style>
    <style:style style:name="Table02" style:family="table">
      <style:table-properties style:width="5.513194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78472in" fo:padding-right="0.078472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78472in" fo:padding-right="0.078472in" fo:vertical-align="top" fo:background-color="#ffffff"/>
    </style:style>
    <style:style style:name="TableColumn0300" style:family="table-column">
      <style:table-column-properties style:column-width="5.511806in"/>
    </style:style>
    <style:style style:name="Table03" style:family="table">
      <style:table-properties style:width="5.511806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400" style:family="table-column">
      <style:table-column-properties style:column-width="0.587500in"/>
    </style:style>
    <style:style style:name="TableColumn0401" style:family="table-column">
      <style:table-column-properties style:column-width="4.925694in"/>
    </style:style>
    <style:style style:name="Table04" style:family="table">
      <style:table-properties style:width="5.513194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78472in" fo:padding-right="0.078472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78472in" fo:padding-right="0.078472in" fo:vertical-align="top" fo:background-color="#ffffff"/>
    </style:style>
    <style:style style:name="TableColumn0500" style:family="table-column">
      <style:table-column-properties style:column-width="5.511806in"/>
    </style:style>
    <style:style style:name="Table05" style:family="table">
      <style:table-properties style:width="5.511806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600" style:family="table-column">
      <style:table-column-properties style:column-width="0.587500in"/>
    </style:style>
    <style:style style:name="TableColumn0601" style:family="table-column">
      <style:table-column-properties style:column-width="4.925694in"/>
    </style:style>
    <style:style style:name="Table06" style:family="table">
      <style:table-properties style:width="5.513194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78472in" fo:padding-right="0.078472in" fo:vertical-align="top" fo:background-color="#ffffff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padding-left="0.078472in" fo:padding-right="0.078472in" fo:vertical-align="top" fo:background-color="#ffffff"/>
    </style:style>
  </office:automatic-styles>
  <office:body>
    <office:text>
      <text:p text:style-name="P1"><text:span text:style-name="T1">PEMROGRAMAN LANJUT</text:span></text:p>
      <text:p text:style-name="P1"><text:span text:style-name="T1">TUGAS 3</text:span></text:p>
      <text:p text:style-name="P1"><text:span text:style-name="T2"/></text:p>
      <text:p text:style-name="P1"><text:span text:style-name="T2"/></text:p>
      <text:p text:style-name="P1"><text:span text:style-name="T3">NAMA<text:tab/><text:tab/>: Galang Aji Mahesa</text:span></text:p>
      <text:p text:style-name="P1"><text:span text:style-name="T3">NIM<text:tab/><text:tab/>: 201710370311199</text:span></text:p>
      <text:p text:style-name="P1"><text:span text:style-name="T4"/></text:p>
      <text:p text:style-name="P1"><text:span text:style-name="T4"/></text:p>
      <text:list text:style-name="L2">
        <text:list-item>
          <text:p text:style-name="P2"><text:span text:style-name="T5">Bukalah file Tugas03.csv dengan menggunakan aplikasi spreadsheet yang anda miliki sehingga tampil sebagaimana gambar berikut!</text:span></text:p>
        </text:list-item>
      </text:list>
      <text:p text:style-name="P3"><text:span text:style-name="T6"/></text:p>
      <text:p text:style-name="P3"><draw:frame text:anchor-type="as-char" svg:width="81.76mm" svg:height="32.54mm" style:rel-width="scale" style:rel-height="scale"><draw:object-ole xlink:href="OleObj1"/><draw:image xlink:href="ObjectReplacements/OleObj1"/></draw:frame><text:span text:style-name="T6"/></text:p>
      <text:p text:style-name="P3"><text:span text:style-name="T6"/></text:p>
      <text:list text:style-name="L4">
        <text:list-item>
          <text:p text:style-name="P4"><text:span text:style-name="T7">Buatlah sebuah aplikasi yang akan menampilkan file Tugas03.csv sebagaimana luaran berikut! Simpan dengan nama file Tugas03a.c! Salin source code ke dalam isian kode.</text:span></text:p>
        </text:list-item>
      </text:list>
      <text:p text:style-name="P5"><text:span text:style-name="T8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7"><text:span text:style-name="T9">Nama<text:tab/>Gaji<text:tab/><text:tab/>Zakat<text:tab/><text:tab/>Gaji Bersih</text:span></text:p>
            <text:p text:style-name="P7"><text:span text:style-name="T9">Ali<text:tab/><text:tab/>1234567<text:tab/><text:tab/></text:span></text:p>
            <text:p text:style-name="P7"><text:span text:style-name="T9">Sofyan<text:tab/>2345678<text:tab/><text:tab/></text:span></text:p>
            <text:p text:style-name="P7"><text:span text:style-name="T9">Kholimi<text:tab/>3456789<text:tab/><text:tab/></text:span><text:span text:style-name="T10"/></text:p>
          </table:table-cell>
        </table:table-row>
      </table:table>
      <text:p text:style-name="P9"><text:span text:style-name="T10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1"><text:span text:style-name="T11">1</text:span></text:p>
            <text:p text:style-name="P11"><text:span text:style-name="T11">2</text:span></text:p>
            <text:p text:style-name="P11"><text:span text:style-name="T11">3</text:span></text:p>
            <text:p text:style-name="P11"><text:span text:style-name="T11">...</text:span><text:span text:style-name="T12"/></text:p>
          </table:table-cell>
          <table:table-cell table:style-name="TableCell020001">
            <text:p text:style-name="P12"><text:span text:style-name="T12">#include &lt;stdio.h&gt;</text:span></text:p>
            <text:p text:style-name="P12"><text:span text:style-name="T12">int main(int argc, char** argv)</text:span></text:p>
            <text:p text:style-name="P12"><text:span text:style-name="T12">{</text:span></text:p>
            <text:p text:style-name="P12"><text:span text:style-name="T12"><text:tab/>FILE *csv;</text:span></text:p>
            <text:p text:style-name="P12"><text:span text:style-name="T12"><text:tab/>csv=fopen("tugas03.csv","r");</text:span></text:p>
            <text:p text:style-name="P12"><text:span text:style-name="T12"><text:tab/>char isi[200];</text:span></text:p>
            <text:p text:style-name="P12"><text:span text:style-name="T12"><text:tab/>while(!feof(csv))</text:span></text:p>
            <text:p text:style-name="P12"><text:span text:style-name="T12"><text:tab/>{</text:span></text:p>
            <text:p text:style-name="P12"><text:span text:style-name="T12"><text:tab/><text:tab/>fgets(isi, 200, csv);</text:span></text:p>
            <text:p text:style-name="P12"><text:span text:style-name="T12"><text:tab/><text:tab/>printf("%s",isi);</text:span></text:p>
            <text:p text:style-name="P12"><text:span text:style-name="T12"><text:tab/>}</text:span></text:p>
            <text:p text:style-name="P12"><text:span text:style-name="T12"><text:tab/>fclose(csv);</text:span></text:p>
            <text:p text:style-name="P12"><text:span text:style-name="T12"><text:tab/>return 0;</text:span></text:p>
            <text:p text:style-name="P12"><text:span text:style-name="T12">}</text:span></text:p>
          </table:table-cell>
        </table:table-row>
      </table:table>
      <text:p text:style-name="P14"><text:span text:style-name="T12"/></text:p>
      <text:p text:style-name="P14"><text:span text:style-name="T12"/></text:p>
      <text:list text:style-name="L15">
        <text:list-item>
          <text:p text:style-name="P15"><text:span text:style-name="T13">Lanjutkan kode pada soal nomor 2 agar bisa menghitung nilai zakat yang harus dibayarkan! (Asumsikan zakat sebesar 2,5%). Simpan dengan nama file Tugas03b.c! Salin source code ke dalam isian kode.</text:span></text:p>
        </text:list-item>
      </text:list>
      <text:p text:style-name="P16"><text:span text:style-name="T14"/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18"><text:span text:style-name="T15">Nama<text:tab/>Gaji<text:tab/><text:tab/>Zakat<text:tab/><text:tab/>Gaji Bersih</text:span></text:p>
            <text:p text:style-name="P18"><text:span text:style-name="T15">Ali<text:tab/><text:tab/>1234567<text:tab/>30864<text:tab/></text:span></text:p>
            <text:p text:style-name="P18"><text:span text:style-name="T15">Sofyan<text:tab/>2345678<text:tab/>58642<text:tab/></text:span></text:p>
            <text:p text:style-name="P18"><text:span text:style-name="T15">Kholimi<text:tab/>3456789<text:tab/>87654<text:tab/></text:span><text:span text:style-name="T16"/></text:p>
          </table:table-cell>
        </table:table-row>
      </table:table>
      <text:p text:style-name="P20"><text:span text:style-name="T16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22"><text:span text:style-name="T17">1</text:span></text:p>
            <text:p text:style-name="P22"><text:span text:style-name="T17">2</text:span></text:p>
            <text:p text:style-name="P22"><text:span text:style-name="T17">3</text:span></text:p>
            <text:p text:style-name="P22"><text:span text:style-name="T17">...</text:span><text:span text:style-name="T18"/></text:p>
          </table:table-cell>
          <table:table-cell table:style-name="TableCell040001">
            <text:p text:style-name="P23"><text:span text:style-name="T18"/></text:p>
            <text:p text:style-name="P23"><text:span text:style-name="T18"/></text:p>
            <text:p text:style-name="P23"><text:span text:style-name="T18"/></text:p>
            <text:p text:style-name="P23"><text:span text:style-name="T19">...</text:span><text:span text:style-name="T20"/></text:p>
          </table:table-cell>
        </table:table-row>
      </table:table>
      <text:p text:style-name="P25"><text:span text:style-name="T20"/></text:p>
      <text:p text:style-name="P25"><text:span text:style-name="T20"/></text:p>
      <text:p text:style-name="P25"><text:span text:style-name="T20"/></text:p>
      <text:p text:style-name="P25"><text:span text:style-name="T20"/></text:p>
      <text:list text:style-name="L26">
        <text:list-item>
          <text:p text:style-name="P26"><text:span text:style-name="T21">Lanjutkan kode pada soal nomor 3 agar bisa menghitung gaji bersih setelah dipotong zakat! Simpan dengan nama file Tugas03c.c! Salin source code ke dalam isian kode.</text:span></text:p>
        </text:list-item>
      </text:list>
      <text:p text:style-name="P27"><text:span text:style-name="T22"/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29"><text:span text:style-name="T23">Nama<text:tab/>Gaji<text:tab/><text:tab/>Zakat<text:tab/><text:tab/>Gaji Bersih</text:span></text:p>
            <text:p text:style-name="P29"><text:span text:style-name="T23">Ali<text:tab/><text:tab/>1234567<text:tab/>30864<text:tab/>1203703</text:span></text:p>
            <text:p text:style-name="P29"><text:span text:style-name="T23">Sofyan<text:tab/>2345678<text:tab/>58642<text:tab/>2287036</text:span></text:p>
            <text:p text:style-name="P29"><text:span text:style-name="T23">Kholimi<text:tab/>3456789<text:tab/>87654<text:tab/>3369135</text:span><text:span text:style-name="T24"/></text:p>
          </table:table-cell>
        </table:table-row>
      </table:table>
      <text:p text:style-name="P31"><text:span text:style-name="T24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33"><text:span text:style-name="T25">1</text:span></text:p>
            <text:p text:style-name="P33"><text:span text:style-name="T25">2</text:span></text:p>
            <text:p text:style-name="P33"><text:span text:style-name="T25">3</text:span></text:p>
            <text:p text:style-name="P33"><text:span text:style-name="T25">...</text:span><text:span text:style-name="T26"/></text:p>
          </table:table-cell>
          <table:table-cell table:style-name="TableCell060001">
            <text:p text:style-name="P34"><text:span text:style-name="T26"/></text:p>
            <text:p text:style-name="P34"><text:span text:style-name="T26"/></text:p>
            <text:p text:style-name="P34"><text:span text:style-name="T26"/></text:p>
            <text:p text:style-name="P34"><text:span text:style-name="T27">...</text:span><text:span text:style-name="T28"/></text:p>
          </table:table-cell>
        </table:table-row>
      </table:table>
      <text:p text:style-name="P36"><text:span text:style-name="T28"/></text:p>
      <text:p text:style-name="P36"><text:span text:style-name="T2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